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4pt" officeooo:rsid="0017c222" officeooo:paragraph-rsid="0017c2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) No puede trbajar porque tiene 15 años y necesita tener 16.</text:p>
      <text:p text:style-name="P1">b) Si, porque no pertenecen a la UE</text:p>
      <text:p text:style-name="P1">c) No porque ya está casado, lo que sobreentiende su independencia.</text:p>
      <text:p text:style-name="P1"/>
      <text:p text:style-name="P1">3) a) Indefinido y a tiempo completo.</text:p>
      <text:p text:style-name="P1">b) Indefinido y a tiempo completo</text:p>
      <text:p text:style-name="P1">c) Indefinido y a tiempo completo porque al tener tantos contratos temporales se puede pensar que está cubriendo un puesto fijo y el contratante intenta esquivar la le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14:11:06.432076915</dc:date>
    <meta:editing-duration>PT5M39S</meta:editing-duration>
    <meta:editing-cycles>1</meta:editing-cycles>
    <meta:document-statistic meta:table-count="0" meta:image-count="0" meta:object-count="0" meta:page-count="1" meta:paragraph-count="6" meta:word-count="73" meta:character-count="405" meta:non-whitespace-character-count="338"/>
    <meta:generator>LibreOffice/7.4.1.2$Linux_X86_64 LibreOffice_project/40$Build-2</meta:generator>
  </office:meta>
</office:document-meta>
</file>